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9.53mm"/>
    </style:style>
    <style:style style:name="co3" style:family="table-column">
      <style:table-column-properties fo:break-before="auto" style:column-width="8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0" table:number-rows-spanned="1">
            <text:p>Original amino acid</text:p>
          </table:table-cell>
          <table:covered-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0">
            <text:p>Replacement amino acid</text:p>
          </table:table-cell>
          <table:table-cell office:value-type="string" calcext:value-type="string">
            <text:p>A</text:p>
          </table:table-cell>
          <table:table-cell office:value-type="float" office:value="9867" calcext:value-type="float">
            <text:p>986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9913" calcext:value-type="float">
            <text:p>99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22" calcext:value-type="float">
            <text:p>982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859" calcext:value-type="float">
            <text:p>98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3" calcext:value-type="float">
            <text:p>99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876" calcext:value-type="float">
            <text:p>987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65" calcext:value-type="float">
            <text:p>98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935" calcext:value-type="float">
            <text:p>99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12" calcext:value-type="float">
            <text:p>99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72" calcext:value-type="float">
            <text:p>987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covered-table-cell/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9947" calcext:value-type="float">
            <text:p>994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26" calcext:value-type="float">
            <text:p>99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874" calcext:value-type="float">
            <text:p>98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946" calcext:value-type="float">
            <text:p>99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26" calcext:value-type="float">
            <text:p>992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S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840" calcext:value-type="float">
            <text:p>984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871" calcext:value-type="float">
            <text:p>98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/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76" calcext:value-type="float">
            <text:p>99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45" calcext:value-type="float">
            <text:p>9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V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01" calcext:value-type="float">
            <text:p>99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 style:data-style-name="N2" text:time-value="00:52:58.300235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Clerx</meta:initial-creator>
    <meta:creation-date>2016-04-29T00:27:43.935118619</meta:creation-date>
    <meta:generator>LibreOffice/4.4.7.2$Linux_X86_64 LibreOffice_project/40$Build-2</meta:generator>
    <dc:date>2016-04-29T00:54:42.582039623</dc:date>
    <dc:creator>Michael Clerx</dc:creator>
    <meta:editing-duration>PT18M44S</meta:editing-duration>
    <meta:editing-cycles>4</meta:editing-cycles>
    <meta:document-statistic meta:table-count="1" meta:cell-count="442" meta:object-count="0"/>
  </office:meta>
</office:document-meta>
</file>